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d7b7f"/>
    </style:style>
    <style:style style:name="P2" style:family="paragraph" style:parent-style-name="Preformatted_20_Text">
      <style:paragraph-properties fo:orphans="1" style:writing-mode="lr-tb"/>
      <style:text-properties officeooo:paragraph-rsid="001d7b7f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d7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Generate density values for the spherical FIELD based on the Collatz sequence nodes</text:span></text:p>
      <text:p text:style-name="P2"/>
      <text:p text:style-name="P2"><text:span text:style-name="Source_20_Text">def collatz_field_density(numbers, points=100, field_radius=1):</text:span></text:p>
      <text:p text:style-name="P2"><text:span text:style-name="Source_20_Text"><text:s text:c="4"/>"""</text:span></text:p>
      <text:p text:style-name="P2"><text:span text:style-name="Source_20_Text"><text:s text:c="4"/>Generate a density FIELD for Collatz numbers on a spherical structure.</text:span></text:p>
      <text:p text:style-name="P2"><text:span text:style-name="Source_20_Text"><text:s text:c="4"/>Numbers act as energy nodes, and the density gradient reflects their influence.</text:span></text:p>
      <text:p text:style-name="P2"><text:span text:style-name="Source_20_Text"><text:s text:c="4"/>"""</text:span></text:p>
      <text:p text:style-name="P2"><text:span text:style-name="Source_20_Text"><text:s text:c="4"/># Create spherical grid (theta, phi)</text:span></text:p>
      <text:p text:style-name="P2"><text:span text:style-name="Source_20_Text"><text:s text:c="4"/>theta = np.linspace(0, 2 * np.pi, points) <text:s/># Angular (azimuthal) range</text:span></text:p>
      <text:p text:style-name="P2"><text:span text:style-name="Source_20_Text"><text:s text:c="4"/>phi = np.linspace(0, np.pi, points) <text:s/># Polar range</text:span></text:p>
      <text:p text:style-name="P2"><text:span text:style-name="Source_20_Text"><text:s text:c="4"/>theta, phi = np.meshgrid(theta, phi)</text:span></text:p>
      <text:p text:style-name="P2"/>
      <text:p text:style-name="P2"><text:span text:style-name="Source_20_Text"><text:s text:c="4"/># Radial distance grid for the sphere</text:span></text:p>
      <text:p text:style-name="P2"><text:span text:style-name="Source_20_Text"><text:s text:c="4"/>r_grid = field_radius * np.ones_like(theta)</text:span></text:p>
      <text:p text:style-name="P2"/>
      <text:p text:style-name="P2"><text:span text:style-name="Source_20_Text"><text:s text:c="4"/># Spherical to Cartesian conversion for the FIELD grid</text:span></text:p>
      <text:p text:style-name="P2"><text:span text:style-name="Source_20_Text"><text:s text:c="4"/>x_field = r_grid * np.sin(phi) * np.cos(theta)</text:span></text:p>
      <text:p text:style-name="P2"><text:span text:style-name="Source_20_Text"><text:s text:c="4"/>y_field = r_grid * np.sin(phi) * np.sin(theta)</text:span></text:p>
      <text:p text:style-name="P2"><text:span text:style-name="Source_20_Text"><text:s text:c="4"/>z_field = r_grid * np.cos(phi)</text:span></text:p>
      <text:p text:style-name="P2"/>
      <text:p text:style-name="P2"><text:span text:style-name="Source_20_Text"><text:s text:c="4"/># Compute density based on proximity to Collatz nodes (treated as energy sources)</text:span></text:p>
      <text:p text:style-name="P2"><text:span text:style-name="Source_20_Text"><text:s text:c="4"/>density = np.zeros_like(r_grid)</text:span></text:p>
      <text:p text:style-name="P2"><text:span text:style-name="Source_20_Text"><text:s text:c="4"/>for node in numbers:</text:span></text:p>
      <text:p text:style-name="P2"><text:span text:style-name="Source_20_Text"><text:s text:c="8"/>r_node = node / max(numbers) * field_radius <text:s/># Normalize node radius</text:span></text:p>
      <text:p text:style-name="P2"><text:span text:style-name="Source_20_Text"><text:s text:c="8"/>density += np.exp(-((r_grid - r_node) ** 2) * 10) <text:s/># Exponential decay from node</text:span></text:p>
      <text:p text:style-name="P2"/>
      <text:p text:style-name="P2"><text:span text:style-name="Source_20_Text"><text:s text:c="4"/>return x_field, y_field, z_field, density</text:span></text:p>
      <text:p text:style-name="P2"/>
      <text:p text:style-name="P2"><text:span text:style-name="Source_20_Text"># Generate density FIELD based on Collatz nodes</text:span></text:p>
      <text:p text:style-name="P2"><text:span text:style-name="Source_20_Text">x_field, y_field, z_field, density_field = collatz_field_density(collatz_numbers)</text:span></text:p>
      <text:p text:style-name="P2"/>
      <text:p text:style-name="P2"><text:span text:style-name="Source_20_Text"># Visualize the spherical density FIELD</text:span></text:p>
      <text:p text:style-name="P2"><text:span text:style-name="Source_20_Text">fig = plt.figure(figsize=(12, 8))</text:span></text:p>
      <text:p text:style-name="P2"><text:span text:style-name="Source_20_Text">ax = fig.add_subplot(111, projection='3d')</text:span></text:p>
      <text:p text:style-name="P2"><text:span text:style-name="Source_20_Text">scatter = ax.scatter(x_field, y_field, z_field, c=density_field.flatten(), cmap="viridis", alpha=0.8)</text:span></text:p>
      <text:p text:style-name="P2"><text:span text:style-name="Source_20_Text">cbar = fig.colorbar(scatter, ax=ax, shrink=0.5, aspect=10)</text:span></text:p>
      <text:p text:style-name="P2"><text:span text:style-name="Source_20_Text">cbar.set_label("Energy Density", fontsize=12)</text:span></text:p>
      <text:p text:style-name="P2"/>
      <text:p text:style-name="P2"><text:span text:style-name="Source_20_Text"># Label axes and add details</text:span></text:p>
      <text:p text:style-name="P2"><text:span text:style-name="Source_20_Text">ax.set_title("Density FIELD of Collatz Sequence Nodes in a Sphere", fontsize=16)</text:span></text:p>
      <text:p text:style-name="P2"><text:span text:style-name="Source_20_Text">ax.set_xlabel("X Coordinate", fontsize=12)</text:span></text:p>
      <text:p text:style-name="P2"><text:span text:style-name="Source_20_Text">ax.set_ylabel("Y Coordinate", fontsize=12)</text:span></text:p>
      <text:p text:style-name="P2"><text:span text:style-name="Source_20_Text">ax.set_zlabel("Z Coordinate", fontsize=12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00:27:57.917714556</meta:creation-date>
    <dc:date>2025-01-14T00:28:46.892058158</dc:date>
    <meta:editing-duration>PT49S</meta:editing-duration>
    <meta:editing-cycles>1</meta:editing-cycles>
    <meta:document-statistic meta:table-count="0" meta:image-count="0" meta:object-count="0" meta:page-count="1" meta:paragraph-count="36" meta:word-count="234" meta:character-count="1850" meta:non-whitespace-character-count="1560"/>
    <meta:generator>LibreOffice/24.2.7.2$Linux_X86_64 LibreOffice_project/420$Build-2</meta:generator>
  </office:meta>
</office:document-meta>
</file>